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Open Sans" svg:font-family="&quot;Open Sans&quot;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color="#67716A"/>
    </style:style>
    <style:style style:name="ce4" style:family="table-cell" style:parent-style-name="Default" style:data-style-name="N3">
      <style:text-properties fo:color="#67716A"/>
    </style:style>
    <style:style style:name="ce5" style:family="table-cell" style:parent-style-name="Default" style:data-style-name="N0">
      <style:text-properties fo:color="#3A3A3A" style:font-name="Arial" style:font-name-asian="Arial" style:font-name-complex="Arial" fo:font-size="9pt" style:font-size-asian="9pt" style:font-size-complex="9pt"/>
    </style:style>
    <style:style style:name="ce6" style:family="table-cell" style:parent-style-name="Default" style:data-style-name="N0">
      <style:text-properties style:text-underline-style="solid" style:text-underline-type="single"/>
    </style:style>
    <style:style style:name="ce7" style:family="table-cell" style:parent-style-name="Excel_32_Built-in_32_Hyperlink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.353cm"/>
      <style:text-properties fo:color="#0563C1" style:text-underline-style="none" style:text-underline-type="none"/>
    </style:style>
    <style:style style:name="ce8" style:family="table-cell" style:parent-style-name="Default" style:data-style-name="N0">
      <style:text-properties fo:color="#333333" style:font-name="Open Sans" style:font-name-asian="Open Sans" style:font-name-complex="Open Sans" fo:font-size="9pt" style:font-size-asian="9pt" style:font-size-complex="9pt"/>
    </style:style>
    <style:style style:name="ce9" style:family="table-cell" style:parent-style-name="Default" style:data-style-name="N0">
      <style:text-properties style:font-name="Trebuchet MS" style:font-name-asian="Trebuchet MS" style:font-name-complex="Trebuchet MS" fo:font-size="10pt" style:font-size-asian="10pt" style:font-size-complex="10pt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6.13833333333333cm"/>
    </style:style>
    <style:style style:name="co3" style:family="table-column">
      <style:table-column-properties fo:break-before="auto" style:column-width="5.688541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pregrado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019" table:default-cell-style-name="ce1"/>
        <table:table-column table:style-name="co4" table:number-columns-repeated="15360" table:default-cell-style-name="ce1"/>
        <table:table-row table:style-name="ro1">
          <table:table-cell office:value-type="string" table:style-name="ce2">
            <text:p>idpregrado</text:p>
          </table:table-cell>
          <table:table-cell office:value-type="string" table:style-name="ce2">
            <text:p>nombre</text:p>
          </table:table-cell>
          <table:table-cell office:value-type="string" table:style-name="ce2">
            <text:p>costo</text:p>
          </table:table-cell>
          <table:table-cell office:value-type="string" table:style-name="ce2">
            <text:p>duracion</text:p>
          </table:table-cell>
          <table:table-cell office:value-type="string" table:style-name="ce2">
            <text:p>titulo</text:p>
          </table:table-cell>
          <table:table-cell office:value-type="string" table:style-name="ce2">
            <text:p>iduniversidad</text:p>
          </table:table-cell>
          <table:table-cell table:number-columns-repeated="16378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ercadeo</text:p>
          </table:table-cell>
          <table:table-cell office:value-type="float" office:value="6978838" table:style-name="ce2">
            <text:p>697883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Profesional en Mercadeo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icología</text:p>
          </table:table-cell>
          <table:table-cell office:value-type="float" office:value="6978838" table:style-name="ce2">
            <text:p>697883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Profesional en Psicología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Administrador de Negocios</text:p>
          </table:table-cell>
          <table:table-cell office:value-type="float" office:value="6978838" table:style-name="ce2">
            <text:p>6978838</text:p>
          </table:table-cell>
          <table:table-cell office:value-type="float" office:value="9" table:style-name="ce2">
            <text:p>9</text:p>
          </table:table-cell>
          <table:table-cell office:value-type="string" table:style-name="ce2">
            <text:p>Administrador de Negocios</text:p>
          </table:table-cell>
          <table:table-cell office:value-type="float" office:value="1" table:style-name="ce2">
            <text:p>1</text:p>
          </table:table-cell>
          <table:table-cell table:number-columns-repeated="16378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Diseño Grafico</text:p>
          </table:table-cell>
          <table:table-cell office:value-type="float" office:value="6488000" table:style-name="ce2">
            <text:p>6488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iseñador Gráfico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Arquitectura</text:p>
          </table:table-cell>
          <table:table-cell office:value-type="float" office:value="6575000" table:style-name="ce2">
            <text:p>6575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rquitecto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Diseño Industrial</text:p>
          </table:table-cell>
          <table:table-cell office:value-type="float" office:value="6488000" table:style-name="ce2">
            <text:p>6488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Diseñador Industrial</text:p>
          </table:table-cell>
          <table:table-cell office:value-type="float" office:value="2" table:style-name="ce2">
            <text:p>2</text:p>
          </table:table-cell>
          <table:table-cell table:number-columns-repeated="16378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Ingeniería Informatica</text:p>
          </table:table-cell>
          <table:table-cell office:value-type="float" office:value="1950000" table:style-name="ce2">
            <text:p>1950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ngeniero Informático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Derecho</text:p>
          </table:table-cell>
          <table:table-cell office:value-type="float" office:value="1950000" table:style-name="ce2">
            <text:p>1950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bogado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Ingeniería Industrial</text:p>
          </table:table-cell>
          <table:table-cell office:value-type="float" office:value="1950000" table:style-name="ce2">
            <text:p>1950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ngeniero Industrial</text:p>
          </table:table-cell>
          <table:table-cell office:value-type="float" office:value="3" table:style-name="ce2">
            <text:p>3</text:p>
          </table:table-cell>
          <table:table-cell table:number-columns-repeated="16378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Odontología</text:p>
          </table:table-cell>
          <table:table-cell office:value-type="float" office:value="8013000" table:style-name="ce2">
            <text:p>801300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Odontólogo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Biologia</text:p>
          </table:table-cell>
          <table:table-cell office:value-type="float" office:value="8013000" table:style-name="ce2">
            <text:p>8013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Biologo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2">
            <text:p>Medicina</text:p>
          </table:table-cell>
          <table:table-cell office:value-type="float" office:value="11234000" table:style-name="ce4">
            <text:p>11.234.000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Médico y Cirujano</text:p>
          </table:table-cell>
          <table:table-cell office:value-type="float" office:value="4" table:style-name="ce2">
            <text:p>4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Ingeniería Administrativa</text:p>
          </table:table-cell>
          <table:table-cell office:value-type="float" office:value="6540000" table:style-name="ce2">
            <text:p>6540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ngeniero Administrativo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Ingeniería Ambiental</text:p>
          </table:table-cell>
          <table:table-cell office:value-type="float" office:value="6540000" table:style-name="ce2">
            <text:p>654000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Ingeniero Ambiental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Ingeniería Civil</text:p>
          </table:table-cell>
          <table:table-cell office:value-type="float" office:value="6540000" table:style-name="ce1">
            <text:p>654000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Ingeniero Civil</text:p>
          </table:table-cell>
          <table:table-cell office:value-type="float" office:value="5" table:style-name="ce2">
            <text:p>5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5">
            <text:p>Administración de Empresas</text:p>
          </table:table-cell>
          <table:table-cell office:value-type="float" office:value="0" table:style-name="ce6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Administrador de empresas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5">
            <text:p>Antropología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ntropolog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5">
            <text:p>Arquitectura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Arquitecto</text:p>
          </table:table-cell>
          <table:table-cell office:value-type="float" office:value="6" table:style-name="ce2">
            <text:p>6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5">
            <text:p>Administracion de Empresa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dministrador de empresas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5">
            <text:p>Antropología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Antropologo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5">
            <text:p>Astronomía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stronomo</text:p>
          </table:table-cell>
          <table:table-cell office:value-type="float" office:value="7" table:style-name="ce2">
            <text:p>7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7">
            <text:p><text:a xlink:href="http://www.udem.edu.co/index.php/programas-de-pregrado/derecho/informacion-general">Derecho</text:a>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Abogado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dministración de empresa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2">
            <text:p>Admistrador de empresas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Negocios internacionale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8">
            <text:p>Negociador Internacional</text:p>
          </table:table-cell>
          <table:table-cell office:value-type="float" office:value="8" table:style-name="ce2">
            <text:p>8</text:p>
          </table:table-cell>
          <table:table-cell table:number-columns-repeated="16378"/>
        </table:table-row>
        <table:table-row table:style-name="ro1">
          <table:table-cell office:value-type="float" office:value="6" table:style-name="ce6">
            <text:p>6</text:p>
          </table:table-cell>
          <table:table-cell office:value-type="string" table:style-name="ce1">
            <text:p>Diseño Industrial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Diseñador Industria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Tecnología en Informática Musical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Tecnologo en Informatico Música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Artes Visuales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Artista Visual</text:p>
          </table:table-cell>
          <table:table-cell office:value-type="float" office:value="9" table:style-name="ce2">
            <text:p>9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Ingeniería Civil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Ingeniero Civil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Ingeniería Informatica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1">
            <text:p>Ingeniero Informático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string" table:style-name="ce1">
            <text:p>Ingeniería Agropecuaria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2">
            <text:p>10</text:p>
          </table:table-cell>
          <table:table-cell office:value-type="string" table:style-name="ce9">
            <text:p>Ingeniero Agropecuario</text:p>
          </table:table-cell>
          <table:table-cell office:value-type="float" office:value="10" table:style-name="ce2">
            <text:p>10</text:p>
          </table:table-cell>
          <table:table-cell table:number-columns-repeated="16378"/>
        </table:table-row>
        <table:table-row table:number-rows-repeated="10485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Open Sans" svg:font-family="&quot;Open Sans&quot;"/>
    <style:font-face style:name="Trebuchet MS" svg:font-family="&quot;Trebuchet MS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CO">
      <number:currency-symbol number:language="es" number:country="CO">$</number:currency-symbol>
      <number:number number:decimal-places="2" number:min-integer-digits="1" number:grouping="true"/>
    </number:currency-style>
    <number:currency-style style:name="N36" number:language="es" number:country="CO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velas26</meta:initial-creator>
    <dc:creator>Andres  Mateo Otalvaro  Bermudez</dc:creator>
    <meta:creation-date>2014-10-22T02:49:56Z</meta:creation-date>
    <dc:date>2014-10-21T23:17:03Z</dc:date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